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4]-[.E23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C25] - [.C24]" office:value-type="float" office:value="-5880" calcext:value-type="float">
            <text:p>-5880</text:p>
          </table:table-cell>
          <table:table-cell/>
          <table:table-cell table:formula="of:=[.E25]-[.E24]" office:value-type="float" office:value="-1212" calcext:value-type="float">
            <text:p>-1212</text:p>
          </table:table-cell>
          <table:table-cell/>
          <table:table-cell table:formula="of:=[.H24]+[.G25]" office:value-type="float" office:value="4904" calcext:value-type="float">
            <text:p>4904</text:p>
          </table:table-cell>
          <table:table-cell/>
          <table:table-cell table:formula="of:=[.I25]-[.I24]" office:value-type="float" office:value="-80" calcext:value-type="float">
            <text:p>-8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C26] - [.C25]" office:value-type="float" office:value="0" calcext:value-type="float">
            <text:p>0</text:p>
          </table:table-cell>
          <table:table-cell/>
          <table:table-cell table:formula="of:=[.E26]-[.E25]" office:value-type="float" office:value="0" calcext:value-type="float">
            <text:p>0</text:p>
          </table:table-cell>
          <table:table-cell/>
          <table:table-cell table:formula="of:=[.H25]+[.G26]" office:value-type="float" office:value="4904" calcext:value-type="float">
            <text:p>4904</text:p>
          </table:table-cell>
          <table:table-cell/>
          <table:table-cell table:formula="of:=[.I26]-[.I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C27] - [.C26]" office:value-type="float" office:value="0" calcext:value-type="float">
            <text:p>0</text:p>
          </table:table-cell>
          <table:table-cell/>
          <table:table-cell table:formula="of:=[.E27]-[.E26]" office:value-type="float" office:value="0" calcext:value-type="float">
            <text:p>0</text:p>
          </table:table-cell>
          <table:table-cell/>
          <table:table-cell table:formula="of:=[.H26]+[.G27]" office:value-type="float" office:value="4904" calcext:value-type="float">
            <text:p>4904</text:p>
          </table:table-cell>
          <table:table-cell/>
          <table:table-cell table:formula="of:=[.I27]-[.I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0" calcext:value-type="float">
            <text:p>0</text:p>
          </table:table-cell>
          <table:table-cell/>
          <table:table-cell table:formula="of:=[.E28]-[.E27]" office:value-type="float" office:value="0" calcext:value-type="float">
            <text:p>0</text:p>
          </table:table-cell>
          <table:table-cell/>
          <table:table-cell table:formula="of:=[.H27]+[.G28]" office:value-type="float" office:value="4904" calcext:value-type="float">
            <text:p>4904</text:p>
          </table:table-cell>
          <table:table-cell/>
          <table:table-cell table:formula="of:=[.I28]-[.I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4904" calcext:value-type="float">
            <text:p>4904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4904" calcext:value-type="float">
            <text:p>4904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4904" calcext:value-type="float">
            <text:p>4904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4904" calcext:value-type="float">
            <text:p>4904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4904" calcext:value-type="float">
            <text:p>4904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4904" calcext:value-type="float">
            <text:p>4904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4904" calcext:value-type="float">
            <text:p>4904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4904" calcext:value-type="float">
            <text:p>4904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4904" calcext:value-type="float">
            <text:p>4904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4904" calcext:value-type="float">
            <text:p>4904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4904" calcext:value-type="float">
            <text:p>4904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4904" calcext:value-type="float">
            <text:p>4904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4904" calcext:value-type="float">
            <text:p>4904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4904" calcext:value-type="float">
            <text:p>4904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4904" calcext:value-type="float">
            <text:p>4904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4904" calcext:value-type="float">
            <text:p>4904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4904" calcext:value-type="float">
            <text:p>4904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4904" calcext:value-type="float">
            <text:p>4904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4904" calcext:value-type="float">
            <text:p>4904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4904" calcext:value-type="float">
            <text:p>4904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4904" calcext:value-type="float">
            <text:p>4904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4904" calcext:value-type="float">
            <text:p>4904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4904" calcext:value-type="float">
            <text:p>4904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4904" calcext:value-type="float">
            <text:p>4904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4904" calcext:value-type="float">
            <text:p>4904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4904" calcext:value-type="float">
            <text:p>4904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4904" calcext:value-type="float">
            <text:p>4904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4904" calcext:value-type="float">
            <text:p>4904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4904" calcext:value-type="float">
            <text:p>4904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4904" calcext:value-type="float">
            <text:p>4904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4904" calcext:value-type="float">
            <text:p>4904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4904" calcext:value-type="float">
            <text:p>4904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4904" calcext:value-type="float">
            <text:p>4904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4904" calcext:value-type="float">
            <text:p>4904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4904" calcext:value-type="float">
            <text:p>4904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4904" calcext:value-type="float">
            <text:p>4904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4904" calcext:value-type="float">
            <text:p>4904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4904" calcext:value-type="float">
            <text:p>4904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4904" calcext:value-type="float">
            <text:p>4904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4904" calcext:value-type="float">
            <text:p>4904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4904" calcext:value-type="float">
            <text:p>4904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4904" calcext:value-type="float">
            <text:p>4904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4904" calcext:value-type="float">
            <text:p>4904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4904" calcext:value-type="float">
            <text:p>4904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4904" calcext:value-type="float">
            <text:p>4904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4904" calcext:value-type="float">
            <text:p>4904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4904" calcext:value-type="float">
            <text:p>4904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4904" calcext:value-type="float">
            <text:p>4904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4904" calcext:value-type="float">
            <text:p>4904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4904" calcext:value-type="float">
            <text:p>4904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4904" calcext:value-type="float">
            <text:p>4904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4904" calcext:value-type="float">
            <text:p>4904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4904" calcext:value-type="float">
            <text:p>4904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4904" calcext:value-type="float">
            <text:p>4904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4904" calcext:value-type="float">
            <text:p>4904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4904" calcext:value-type="float">
            <text:p>4904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4904" calcext:value-type="float">
            <text:p>4904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4904" calcext:value-type="float">
            <text:p>4904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4904" calcext:value-type="float">
            <text:p>4904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4904" calcext:value-type="float">
            <text:p>4904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4904" calcext:value-type="float">
            <text:p>4904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4904" calcext:value-type="float">
            <text:p>4904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4904" calcext:value-type="float">
            <text:p>4904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4904" calcext:value-type="float">
            <text:p>4904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4904" calcext:value-type="float">
            <text:p>4904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4904" calcext:value-type="float">
            <text:p>4904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4904" calcext:value-type="float">
            <text:p>4904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4904" calcext:value-type="float">
            <text:p>4904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4904" calcext:value-type="float">
            <text:p>4904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4904" calcext:value-type="float">
            <text:p>4904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4904" calcext:value-type="float">
            <text:p>4904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4904" calcext:value-type="float">
            <text:p>4904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4904" calcext:value-type="float">
            <text:p>4904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4904" calcext:value-type="float">
            <text:p>4904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4904" calcext:value-type="float">
            <text:p>4904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4904" calcext:value-type="float">
            <text:p>4904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4904" calcext:value-type="float">
            <text:p>4904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4904" calcext:value-type="float">
            <text:p>4904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4904" calcext:value-type="float">
            <text:p>4904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4904" calcext:value-type="float">
            <text:p>4904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4904" calcext:value-type="float">
            <text:p>4904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4904" calcext:value-type="float">
            <text:p>4904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4904" calcext:value-type="float">
            <text:p>4904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4904" calcext:value-type="float">
            <text:p>4904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4904" calcext:value-type="float">
            <text:p>4904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4904" calcext:value-type="float">
            <text:p>4904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4904" calcext:value-type="float">
            <text:p>4904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4904" calcext:value-type="float">
            <text:p>4904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4904" calcext:value-type="float">
            <text:p>4904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00:50:40.118183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1T00:58:46.205186302</dc:date>
    <meta:editing-cycles>28</meta:editing-cycles>
    <meta:editing-duration>PT14H19M53S</meta:editing-duration>
    <meta:generator>LibreOffice/6.0.3.2$Linux_X86_64 LibreOffice_project/00m0$Build-2</meta:generator>
    <meta:document-statistic meta:table-count="1" meta:cell-count="6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